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FBF078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18cm, 5.08cm, 0cm, 5.0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2.617cm" svg:height="17.293cm" draw:z-index="0"><draw:image xlink:href="Pictures/1000000000000780000004B0FBF078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uth Bone</meta:initial-creator>
    <meta:creation-date>2012-10-01T15:54:26.89</meta:creation-date>
    <meta:document-statistic meta:table-count="0" meta:image-count="1" meta:object-count="0" meta:page-count="1" meta:paragraph-count="0" meta:word-count="0" meta:character-count="0"/>
    <dc:date>2012-10-01T15:57:41.30</dc:date>
    <dc:creator>Ruth Bone</dc:creator>
    <meta:editing-duration>PT00H03M16S</meta:editing-duration>
    <meta:editing-cycles>1</meta:editing-cycles>
    <meta:generator>OpenOffice.org/3.1$Win32 OpenOffice.org_project/310m19$Build-9420</meta:generator>
  </office:meta>
</office:document-meta>
</file>